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442" officeooo:paragraph-rsid="000cd442"/>
    </style:style>
    <style:style style:name="T1" style:family="text">
      <style:text-properties officeooo:rsid="000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3 </text:p>
      <text:p text:style-name="P1">snake and ladder<text:span text:style-name="T1">\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5:40:13.386992391</meta:creation-date>
    <dc:date>2018-06-25T15:41:01.700697840</dc:date>
    <meta:editing-duration>PT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4" meta:character-count="26" meta:non-whitespace-character-count="23"/>
  </office:meta>
</office:document-meta>
</file>